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ff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34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36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color="#000000"/>
    </style:style>
    <style:style style:name="T28" style:family="text">
      <style:text-properties fo:color="#000000" fo:language="ru" fo:country="RU"/>
    </style:style>
    <style:style style:name="T29" style:family="text">
      <style:text-properties fo:color="#000000" fo:language="ru" fo:country="RU" fo:font-weight="bold" style:font-weight-asian="bold" style:font-weight-complex="bold"/>
    </style:style>
    <style:style style:name="T30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00" fo:font-weight="bold" style:font-weight-asian="bold" style:font-weight-complex="bold"/>
    </style:style>
    <style:style style:name="T37" style:family="text">
      <style:text-properties fo:color="#0000cd" fo:language="ru" fo:country="RU"/>
    </style:style>
    <style:style style:name="T38" style:family="text">
      <style:text-properties fo:color="#0000cd" fo:language="ru" fo:country="RU" fo:font-weight="bold" style:font-weight-asian="bold" style:font-weight-complex="bold"/>
    </style:style>
    <style:style style:name="T39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color="#a52a2a" fo:language="ru" fo:country="RU"/>
    </style:style>
    <style:style style:name="T44" style:family="text">
      <style:text-properties fo:color="#ff3333"/>
    </style:style>
    <style:style style:name="T45" style:family="text">
      <style:text-properties fo:color="#ff3333" fo:language="ru" fo:country="RU"/>
    </style:style>
    <style:style style:name="T46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6600ff" fo:language="ru" fo:country="RU"/>
    </style:style>
    <style:style style:name="T50" style:family="text">
      <style:text-properties fo:color="#3333ff" fo:language="ru" fo:country="RU"/>
    </style:style>
    <style:style style:name="T51" style:family="text">
      <style:text-properties fo:color="#009900" fo:language="ru" fo:country="RU"/>
    </style:style>
    <style:style style:name="T52" style:family="text">
      <style:text-properties fo:color="#cc0000"/>
    </style:style>
    <style:style style:name="T53" style:family="text">
      <style:text-properties fo:color="#cc0000" fo:language="ru" fo:country="RU"/>
    </style:style>
    <style:style style:name="T54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ff0000" fo:font-weight="bold" style:font-weight-asian="bold" style:font-weight-complex="bold"/>
    </style:style>
    <style:style style:name="T58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59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1" style:family="text">
      <style:text-properties fo:font-variant="normal" fo:text-transform="none" fo:color="#373737" style:font-name="Times New Roman" fo:letter-spacing="normal" fo:language="ru" fo:country="RU" fo:font-style="normal" style:font-weight-asian="bold" style:font-weight-complex="bold"/>
    </style:style>
    <style:style style:name="T62" style:family="text">
      <style:text-properties fo:font-variant="normal" fo:text-transform="none" fo:color="#373737" style:font-name="Times New Roman" fo:letter-spacing="normal" fo:language="ru" fo:country="RU" fo:font-style="normal" fo:font-weight="bold" style:font-weight-asian="bold" style:font-weight-complex="bold"/>
    </style:style>
    <style:style style:name="T63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64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65" style:family="text">
      <style:text-properties fo:font-variant="normal" fo:text-transform="none" fo:letter-spacing="normal"/>
    </style:style>
    <style:style style:name="T66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67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71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72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3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style:font-name="Times New Roman" fo:letter-spacing="normal"/>
    </style:style>
    <style:style style:name="T77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8" style:family="text">
      <style:text-properties fo:font-variant="normal" fo:text-transform="none" style:font-name="Times New Roman" fo:letter-spacing="normal" fo:language="ru" fo:country="RU"/>
    </style:style>
    <style:style style:name="T79" style:family="text">
      <style:text-properties fo:font-variant="normal" fo:text-transform="none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size="18pt" fo:font-weight="bold" style:font-size-asian="18pt" style:font-weight-asian="bold" style:font-size-complex="18pt" style:font-weight-complex="bold"/>
    </style:style>
    <style:style style:name="T82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83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4" style:family="text">
      <style:text-properties fo:color="#0000ff" fo:font-size="18pt" style:font-size-asian="18pt" style:font-size-complex="18pt"/>
    </style:style>
    <style:style style:name="T85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6" style:family="text">
      <style:text-properties fo:color="#0000ff" fo:language="en" fo:country="US" fo:font-weight="bold" style:font-weight-asian="bold" style:font-weight-complex="bold"/>
    </style:style>
    <style:style style:name="T87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8" style:family="text"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9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85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84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86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37">SELECT</text:span><text:span text:style-name="T28"> * </text:span><text:span text:style-name="T37">FROM</text:span><text:span text:style-name="T28"> </text:span><text:span text:style-name="T29">tableName</text:span><text:span text:style-name="T27"> </text:span><text:span text:style-name="T28"><text:s/></text:span><text:span text:style-name="T37">WHERE</text:span><text:span text:style-name="T28"> </text:span><text:span text:style-name="T29">columnName</text:span><text:span text:style-name="T28"> </text:span><text:span text:style-name="T37">BETWEEN</text:span><text:span text:style-name="T28"> </text:span><text:span text:style-name="T27">x</text:span><text:span text:style-name="T28"> </text:span><text:span text:style-name="T37">AND</text:span><text:span text:style-name="T28"> y</text:span></text:p>
      <text:p text:style-name="P14"/>
      <text:p text:style-name="P9"><text:span text:style-name="T28">* </text:span><text:span text:style-name="T82">Like </text:span><text:span text:style-name="T27">– </text:span><text:span text:style-name="T28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37">SELECT</text:span><text:span text:style-name="T28"> * </text:span><text:span text:style-name="T37">FROM</text:span><text:span text:style-name="T28"> </text:span><text:span text:style-name="T29">tableName</text:span><text:span text:style-name="T28"> </text:span><text:span text:style-name="T37">WHERE</text:span><text:span text:style-name="T28"> </text:span><text:span text:style-name="T29">columnName</text:span><text:span text:style-name="T28"> </text:span><text:span text:style-name="T37">LIKE</text:span><text:span text:style-name="T28"> </text:span><text:span text:style-name="T43">'a%'</text:span><text:span text:style-name="T28">;</text:span><text:span text:style-name="T7"> <text:s/>- начинается на </text:span><text:span text:style-name="T45">а</text:span></text:p>
      <text:p text:style-name="P9"><text:soft-page-break/><text:span text:style-name="T37">SELECT</text:span><text:span text:style-name="T28"> * </text:span><text:span text:style-name="T37">FROM</text:span><text:span text:style-name="T28"> </text:span><text:span text:style-name="T29">tableName </text:span><text:span text:style-name="T37">WHERE</text:span><text:span text:style-name="T28"> </text:span><text:span text:style-name="T29">columnName</text:span><text:span text:style-name="T28"> <text:s/></text:span><text:span text:style-name="T37">LIKE</text:span><text:span text:style-name="T28"> </text:span><text:span text:style-name="T43">'_r%'</text:span><text:span text:style-name="T28">;</text:span><text:span text:style-name="T45"> <text:s/>- </text:span><text:span text:style-name="T28">второй символ </text:span><text:span text:style-name="T44">r <text:s/></text:span></text:p>
      <text:p text:style-name="P13">* <text:span text:style-name="T7">примеры</text:span></text:p>
      <text:p text:style-name="P13"><text:span text:style-name="T37">SELECT</text:span><text:span text:style-name="T7"> * </text:span><text:span text:style-name="T37">FROM</text:span><text:span text:style-name="T7"> skill_managers </text:span><text:span text:style-name="T37">WHERE</text:span><text:span text:style-name="T7"> a</text:span>ge<text:span text:style-name="T7"> </text:span><text:span text:style-name="T49">IN </text:span><text:span text:style-name="T7">(25,33,37,42)</text:span></text:p>
      <text:p text:style-name="P13"><text:span text:style-name="T37">SELECT</text:span><text:span text:style-name="T7"> * </text:span><text:span text:style-name="T37">FROM</text:span><text:span text:style-name="T7"> skill_managers </text:span><text:span text:style-name="T37">WHERE</text:span><text:span text:style-name="T7"> first_name </text:span><text:span text:style-name="T49">IN </text:span><text:span text:style-name="T7">('Piter','Kaiden','Lacey');,</text:span></text:p>
      <text:p text:style-name="P14"/>
      <text:p text:style-name="P14">**Сортировка <text:span text:style-name="T87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37">SELECT</text:span><text:span text:style-name="T7"> * </text:span><text:span text:style-name="T37">FROM</text:span><text:span text:style-name="T7"> </text:span><text:span text:style-name="T14">tableName </text:span><text:span text:style-name="T37"><text:s/></text:span>order by <text:s/><text:span text:style-name="T14">columnName </text:span><text:span text:style-name="T20">(ASC</text:span><text:span text:style-name="T14">)</text:span></text:p>
      <text:p text:style-name="P13"><text:span text:style-name="T38">SELECT</text:span><text:span text:style-name="T14"> * </text:span><text:span text:style-name="T38">FROM</text:span><text:span text:style-name="T14"> tableName </text:span><text:span text:style-name="T38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50">select</text:span><text:span text:style-name="T7"> * </text:span><text:span text:style-name="T50">from</text:span><text:span text:style-name="T7"> skill_managers </text:span><text:span text:style-name="T50">where</text:span><text:span text:style-name="T7"> gender=‘F’ </text:span><text:span text:style-name="T51">order by</text:span><text:span text:style-name="T7"> age </text:span></text:p>
      <text:p text:style-name="P15"><text:span text:style-name="T7">**</text:span><text:span text:style-name="T50">select</text:span><text:span text:style-name="T7"> </text:span><text:span text:style-name="T52">top 5</text:span> <text:span text:style-name="T7">* </text:span><text:span text:style-name="T50">from</text:span><text:span text:style-name="T7"> skill_managers </text:span><text:span text:style-name="T50">where</text:span><text:span text:style-name="T7"> gender=‘F’ </text:span><text:span text:style-name="T51">order by</text:span><text:span text:style-name="T7"> age <text:s/>- для </text:span>MSQL</text:p>
      <text:p text:style-name="P15"><text:span text:style-name="T7">**</text:span><text:span text:style-name="T50">select</text:span><text:span text:style-name="T7"> * </text:span><text:span text:style-name="T50">from</text:span><text:span text:style-name="T7"> skill_managers </text:span><text:span text:style-name="T50">where</text:span><text:span text:style-name="T7"> gender=‘F’ </text:span><text:span text:style-name="T51">order by</text:span><text:span text:style-name="T7"> age </text:span><text:span text:style-name="T52">limit 5 —</text:span><text:span text:style-name="T53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82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39">s</text:span><text:span text:style-name="T41">elect</text:span><text:span text:style-name="T39"> </text:span><text:span text:style-name="T14">len</text:span><text:span text:style-name="T7">('Длинна этой стрки') </text:span></text:p>
      <text:p text:style-name="P15"><text:span text:style-name="T39">s</text:span><text:span text:style-name="T41">electr</text:span><text:span text:style-name="T39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39">s</text:span><text:span text:style-name="T41">elect</text:span><text:span text:style-name="T39"> </text:span><text:span text:style-name="T14">columnName, </text:span><text:span text:style-name="T20">length(columnName)</text:span><text:span text:style-name="T24"> </text:span><text:span text:style-name="T14">columnNickName </text:span><text:span text:style-name="T54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0">*</text:span><text:span text:style-name="T31"> c MSSQL </text:span><text:span text:style-name="T33">надо гуглить </text:span><text:span text:style-name="T31">LRTIM </text:span><text:span text:style-name="T33">работает как </text:span><text:span text:style-name="T31">TRIM... </text:span><text:span text:style-name="T5">(⊙_⊙) </text:span></text:p>
      <text:p text:style-name="P6"><text:span text:style-name="T40">SELECT</text:span><text:span text:style-name="T31"> </text:span><text:span text:style-name="T89">TRIM</text:span><text:span text:style-name="T31">(</text:span><text:span text:style-name="T35">columnName</text:span><text:span text:style-name="T31">) </text:span><text:span text:style-name="T35">columnNickName</text:span><text:span text:style-name="T31"> </text:span><text:span text:style-name="T55">FROM</text:span><text:span text:style-name="T31"> </text:span><text:span text:style-name="T35">tableName</text:span><text:span text:style-name="T34"> </text:span><text:span text:style-name="T40">WHERE</text:span><text:span text:style-name="T30"> </text:span><text:span text:style-name="T89">TRIM</text:span><text:span text:style-name="T46">(</text:span><text:span text:style-name="T48">columnName</text:span><text:span text:style-name="T46">)='</text:span><text:span text:style-name="T47">String</text:span><text:span text:style-name="T46">'</text:span><text:span text:style-name="T31"> (order by);</text:span></text:p>
      <text:p text:style-name="P17">**<text:span text:style-name="T83">upper</text:span>('string')='STRING' <text:s text:c="2"/>= <text:span text:style-name="T19">ucase</text:span> - MySQL</text:p>
      <text:p text:style-name="P17">**<text:span text:style-name="T83">lower</text:span>('STRING')='string' <text:s text:c="2"/>= <text:span text:style-name="T19">lcase</text:span> - MySQL</text:p>
      <text:p text:style-name="P18"><text:span text:style-name="T41">SELECT </text:span><text:span text:style-name="T3">case when</text:span><text:span text:style-name="T42"> </text:span><text:span text:style-name="T56">'A'='a'</text:span><text:span text:style-name="T42"> </text:span><text:span text:style-name="T6">then</text:span><text:span text:style-name="T42"> </text:span><text:span text:style-name="T56">'NOT CASE SENSITIVE'</text:span><text:span text:style-name="T42"> </text:span><text:span text:style-name="T6">else</text:span><text:span text:style-name="T42"> </text:span><text:span text:style-name="T56">'CASE SENSITIVE'</text:span><text:span text:style-name="T42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81">SUBSTRING</text:span><text:span text:style-name="T20"> –</text:span><text:span text:style-name="T27"> к</text:span><text:span text:style-name="T28">огда надо выделить часть стоки. И распологаем данными о начальной позиции</text:span></text:p>
      <text:p text:style-name="P21"><text:span text:style-name="T28">** и можем расчитать его длинну - </text:span><text:span text:style-name="T29">работает во всех БД</text:span></text:p>
      <text:p text:style-name="P18">** если небходимо выделить с Х и до конца строки можно не расчитывать длинну, а указать большее</text:p>
      <text:p text:style-name="P21"><text:span text:style-name="T28">**</text:span><text:span text:style-name="T36">SQL </text:span><text:span text:style-name="T29">доработает все сама</text:span></text:p>
      <text:p text:style-name="P16">*select substring('strSUBSTRINGing',4,9) – SUBSTRING</text:p>
      <text:p text:style-name="P15"><text:span text:style-name="T20">**</text:span><text:span text:style-name="T39">SELECT</text:span><text:span text:style-name="T20"> </text:span><text:span text:style-name="T14">columnName</text:span><text:span text:style-name="T20">, </text:span><text:span text:style-name="T57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54">FROM</text:span><text:span text:style-name="T20"> </text:span><text:span text:style-name="T14">tableName</text:span><text:span text:style-name="T20"> </text:span><text:span text:style-name="T39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39">SELECT</text:span><text:span text:style-name="T20"> </text:span><text:span text:style-name="T14">columnName</text:span><text:span text:style-name="T20">, </text:span><text:span text:style-name="T57">substring</text:span><text:span text:style-name="T20">(</text:span><text:span text:style-name="T14">columnName</text:span><text:span text:style-name="T20">, </text:span><text:span text:style-name="T57">X </text:span><text:span text:style-name="T20">, len(</text:span><text:span text:style-name="T14">columnName</text:span><text:span text:style-name="T20">)) </text:span><text:span text:style-name="T54">FROM</text:span><text:span text:style-name="T20"> </text:span><text:span text:style-name="T14">tableName</text:span><text:span text:style-name="T20"> </text:span><text:span text:style-name="T39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57">X – </text:span><text:span text:style-name="T14">если известна стартовая позиция</text:span></text:p>
      <text:p text:style-name="P19"/>
      <text:p text:style-name="P19">ПОИСК подСТРОКИ</text:p>
      <text:list xml:id="list8217767223790163113" text:style-name="L1">
        <text:list-header>
          <text:p text:style-name="P39"><text:span text:style-name="T61">** Для </text:span><text:span text:style-name="T62">MS SQL</text:span><text:span text:style-name="T61">:</text:span><text:span text:style-name="T63"> </text:span><text:span text:style-name="Strong_20_Emphasis"><text:span text:style-name="T71">charindex</text:span></text:span><text:span text:style-name="T63">.</text:span></text:p>
          <text:p text:style-name="P39"><text:span text:style-name="T63">** </text:span><text:span text:style-name="T68">SELECT</text:span><text:span text:style-name="T63"> </text:span><text:span text:style-name="T66">columnName</text:span><text:span text:style-name="T63"> </text:span><text:span text:style-name="T73">FROM</text:span><text:span text:style-name="T63"> </text:span><text:span text:style-name="T66">tableName</text:span><text:span text:style-name="T63"> </text:span><text:span text:style-name="T68">WHERE</text:span><text:span text:style-name="T63"> </text:span><text:span text:style-name="T71">charindex(</text:span><text:span text:style-name="T63">'s</text:span><text:span text:style-name="T64">omething</text:span><text:span text:style-name="T63">', </text:span><text:span text:style-name="T66">columnName</text:span><text:span text:style-name="T63">)=</text:span><text:span text:style-name="T70">X (position) </text:span></text:p>
        </text:list-header>
      </text:list>
      <text:p text:style-name="P23"><text:span text:style-name="T76"><text:tab/><text:tab/><text:tab/><text:tab/><text:tab/><text:tab/><text:tab/><text:tab/><text:tab/> <text:s text:c="4"/></text:span><text:span text:style-name="T78">Что ищем <text:s text:c="3"/>Где ищем</text:span></text:p>
      <text:p text:style-name="P34"><text:span text:style-name="T58">** Для </text:span><text:span text:style-name="T59">MySQL</text:span><text:span text:style-name="T58">: </text:span><text:span text:style-name="Strong_20_Emphasis"><text:span text:style-name="T72">locate</text:span></text:span><text:span text:style-name="T72">, </text:span><text:span text:style-name="Strong_20_Emphasis"><text:span text:style-name="T72">instr </text:span></text:span><text:span text:style-name="T72">и </text:span><text:span text:style-name="Strong_20_Emphasis"><text:span text:style-name="T72">position</text:span></text:span><text:span text:style-name="T72">.</text:span></text:p>
      <text:p text:style-name="P24"><text:span text:style-name="T63">** </text:span><text:span text:style-name="T69">SELECT</text:span><text:span text:style-name="T63"> columnName </text:span><text:span text:style-name="T74">FROM</text:span><text:span text:style-name="T63"> tableName </text:span><text:span text:style-name="T69">WHERE</text:span><text:span text:style-name="T63"> </text:span><text:span text:style-name="T70">locate</text:span><text:span text:style-name="T71">(</text:span><text:span text:style-name="T63">'s</text:span><text:span text:style-name="T64">omething</text:span><text:span text:style-name="T63">', columnName)=</text:span><text:span text:style-name="T70">X (position) </text:span><text:span text:style-name="T71"><text:s text:c="39"/></text:span></text:p>
      <text:p text:style-name="P37"><text:span text:style-name="T63">** </text:span><text:span text:style-name="T69">SELECT</text:span><text:span text:style-name="T63"> columnName </text:span><text:span text:style-name="T74">FROM</text:span><text:span text:style-name="T63"> tableName </text:span><text:span text:style-name="T69">WHERE</text:span><text:span text:style-name="T63"> </text:span><text:span text:style-name="T70">instr</text:span><text:span text:style-name="T71">(</text:span><text:span text:style-name="T63">columnName, 's</text:span><text:span text:style-name="T64">omething</text:span><text:span text:style-name="T63">')=</text:span><text:span text:style-name="T70">X (position)</text:span></text:p>
      <text:p text:style-name="P38"><text:span text:style-name="T70"><text:tab/><text:tab/><text:tab/><text:tab/><text:tab/><text:tab/><text:tab/><text:tab/> <text:s text:c="10"/></text:span><text:span text:style-name="T78">Где ищем <text:s text:c="6"/>Что ищем </text:span></text:p>
      <text:p text:style-name="P36"><text:span text:style-name="T63">** </text:span><text:span text:style-name="T69">SELECT</text:span><text:span text:style-name="T63"> columnName </text:span><text:span text:style-name="T75">FROM</text:span><text:span text:style-name="T63"> tableName </text:span><text:span text:style-name="T69">WHERE</text:span><text:span text:style-name="T63"> </text:span><text:span text:style-name="T70">position</text:span><text:span text:style-name="T77">(</text:span><text:span text:style-name="T63">'something' </text:span><text:span text:style-name="T64">in columnName</text:span><text:span text:style-name="T63">)=</text:span><text:span text:style-name="T71">X (position)</text:span></text:p>
      <text:p text:style-name="P35"/>
      <text:p text:style-name="P33"><text:soft-page-break/><text:span text:style-name="T58">**Для </text:span><text:span text:style-name="T59">PostgreSQ</text:span><text:span text:style-name="T58">L: </text:span><text:span text:style-name="Strong_20_Emphasis"><text:span text:style-name="T72">strpos </text:span></text:span><text:span text:style-name="T72">и </text:span><text:span text:style-name="Strong_20_Emphasis"><text:span text:style-name="T72">position</text:span></text:span><text:span text:style-name="T60">.</text:span></text:p>
      <text:p text:style-name="P32"><text:span text:style-name="T63">** </text:span><text:span text:style-name="T69">SELECT</text:span><text:span text:style-name="T63"> columnName </text:span><text:span text:style-name="T75">FROM</text:span><text:span text:style-name="T63"> tableName </text:span><text:span text:style-name="T69">WHERE</text:span><text:span text:style-name="T63"> </text:span><text:span text:style-name="T70">position</text:span><text:span text:style-name="T64">(</text:span><text:span text:style-name="T63">'something' </text:span><text:span text:style-name="T64">in columnName</text:span><text:span text:style-name="T63">)=</text:span><text:span text:style-name="T71">X (position)</text:span></text:p>
      <text:p text:style-name="P25"><text:span text:style-name="T63">** </text:span><text:span text:style-name="T69">SELECT</text:span><text:span text:style-name="T63"> columnName </text:span><text:span text:style-name="T75">FROM</text:span><text:span text:style-name="T63"> tableName </text:span><text:span text:style-name="T69">WHERE</text:span><text:span text:style-name="T63"> </text:span><text:span text:style-name="T71">s</text:span><text:span text:style-name="T70">trpos</text:span><text:span text:style-name="T71">(</text:span><text:span text:style-name="T63">columnName, 'something')=</text:span><text:span text:style-name="T71">X (position)</text:span></text:p>
      <text:p text:style-name="P28"/>
      <text:p text:style-name="P26"><text:span text:style-name="T77">Задание 1 <text:s/></text:span><text:a xlink:type="simple" xlink:href="https://dbfiddle.uk/?rdbms=sqlserver_2019&amp;fiddle=058086c61c201ab386c16c2117bc498d&amp;hide=1" text:style-name="Internet_20_link" text:visited-style-name="Visited_20_Internet_20_Link"><text:span text:style-name="T79">https://dbfiddle.uk/?rdbms=sqlserver_2019&amp;fiddle=058086c61c201ab386c16c2117bc498d&amp;hide=1</text:span></text:a></text:p>
      <text:p text:style-name="P29">1 select * from skill_countries order by population;</text:p>
      <text:p text:style-name="P29">2 select * from skill_countries order by population DESC;</text:p>
      <text:p text:style-name="P29">3 select * from skill_countries order by continent_id, population DESC;</text:p>
      <text:p text:style-name="P29">4 select * from skill_cities order by country_id, population DESC;</text:p>
      <text:p text:style-name="P29">country_id — 3, 10</text:p>
      <text:p text:style-name="P29">5 select * from skill_cities order by country_id,is_capital DESC,population DESC;</text:p>
      <text:p text:style-name="P29"/>
      <text:p text:style-name="P27"><text:span text:style-name="T76">Задание 2 </text:span><text:a xlink:type="simple" xlink:href="https://dbfiddle.uk/?rdbms=sqlserver_2019&amp;fiddle=333f85910101460551249e0082703f99&amp;hide=1" text:style-name="Internet_20_link" text:visited-style-name="Visited_20_Internet_20_Link"><text:span text:style-name="T80">https://dbfiddle.uk/?rdbms=sqlserver_2019&amp;fiddle=333f85910101460551249e0082703f99&amp;hide=1</text:span></text:a></text:p>
      <text:p text:style-name="P29">1 select top 1 * from skill_cities order by population DESC</text:p>
      <text:p text:style-name="P29">2 select top 1 * from skill_cities order by population</text:p>
      <text:p text:style-name="P29">3 select top 1 * from skill_cities where country_id=10 order by population</text:p>
      <text:p text:style-name="P29">4 select top 1 * from skill_cities where country_id=4 order by population DESC</text:p>
      <text:p text:style-name="P29">5 select * from skill_cities where is_capital=1 order by population DESC</text:p>
      <text:p text:style-name="P29"/>
      <text:p text:style-name="P27"><text:span text:style-name="T65">Задание 3</text:span><text:span text:style-name="T67"> </text:span><text:a xlink:type="simple" xlink:href="https://dbfiddle.uk/?rdbms=mysql_8.0&amp;fiddle=99ad4b8afaaa64d74270be12287256fb&amp;hide=1" text:style-name="Internet_20_link" text:visited-style-name="Visited_20_Internet_20_Link"><text:span text:style-name="T67">https://dbfiddle.uk/?rdbms=mysql_8.0&amp;fiddle=99ad4b8afaaa64d74270be12287256fb&amp;hide=1</text:span></text:a></text:p>
      <text:p text:style-name="P31">1 <text:s/>select first_name, length(first_name) len_first_name,<text:line-break/> <text:s text:c="3"/>trim(first_name) trim_first_name,<text:line-break/> <text:s text:c="3"/>length(trim(first_name)) len_trim_first_name<text:line-break/> <text:s text:c="3"/>from skill_customers </text:p>
      <text:p text:style-name="P31">2 <text:s/>select * from skill_customers <text:line-break/> <text:s text:c="3"/>where length(trim(first_name))=length(first_name)</text:p>
      <text:p text:style-name="P31">3 <text:s/>select * from skill_customers<text:line-break/> <text:s text:c="3"/>where NOT first_name LIKE ' %'<text:line-break/> <text:s text:c="3"/>and NOT first_name LIKE '% '</text:p>
      <text:p text:style-name="P29">4 <text:s/>https://dbfiddle.uk/?rdbms=sqlserver_2016&amp;fiddle=c3e12bdc3c4e029ec2896b10eded5c18&amp;hide=1</text:p>
      <text:p text:style-name="P30"><text:s text:c="3"/><text:span text:style-name="T23"><text:s/>select ltrim(rtrim(first_name)) first_name,<text:line-break/> <text:s text:c="3"/>ltrim(rtrim(last_name)) larst_name<text:line-break/> <text:s text:c="3"/>from skill_customers</text:span></text:p>
      <text:p text:style-name="P29"/>
      <text:p text:style-name="P31"><text:span text:style-name="T10">Задание </text:span><text:span text:style-name="T16">4</text:span> <text:s/>https://dbfiddle.uk/?rdbms=sqlserver_2019&amp;fiddle=9712ececc2f6554860cad12fd179b329&amp;hide=1</text:p>
      <text:p text:style-name="P31"><text:s/>1 <text:s/>select CONCAT(UPPER(SUBSTRING(item_name,1,1)),<text:line-break/> <text:s text:c="3"/>LOWER(SUBSTRING(item_name,2,len(item_name)-1))) item_name,<text:line-break/> <text:s text:c="3"/>price_rub,cnt from skill_price</text:p>
      <text:p text:style-name="P29"/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13T22:04:34.45</dc:date>
    <meta:editing-duration>P1DT1H46M48S</meta:editing-duration>
    <meta:editing-cycles>47</meta:editing-cycles>
    <meta:document-statistic meta:table-count="0" meta:image-count="0" meta:object-count="0" meta:page-count="4" meta:paragraph-count="116" meta:word-count="1023" meta:character-count="7672"/>
  </office:meta>
</office:document-meta>
</file>